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a45b" officeooo:paragraph-rsid="0009a45b"/>
    </style:style>
    <style:style style:name="P2" style:family="paragraph" style:parent-style-name="Standard">
      <style:paragraph-properties fo:text-align="justify" style:justify-single-word="false"/>
      <style:text-properties fo:font-size="9pt" officeooo:rsid="0009a45b" officeooo:paragraph-rsid="0009a45b" style:font-size-asian="7.84999990463257pt" style:font-size-complex="9pt"/>
    </style:style>
    <style:style style:name="P3" style:family="paragraph" style:parent-style-name="Standard">
      <style:paragraph-properties fo:text-align="justify" style:justify-single-word="false"/>
      <style:text-properties fo:font-size="9pt" officeooo:rsid="0009a45b" officeooo:paragraph-rsid="000b7841" style:font-size-asian="7.84999990463257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9pt" officeooo:rsid="0009a45b" officeooo:paragraph-rsid="000cb4bb" style:font-size-asian="7.84999990463257pt" style:font-size-complex="9pt"/>
    </style:style>
    <style:style style:name="P5" style:family="paragraph" style:parent-style-name="Standard">
      <style:paragraph-properties fo:text-align="justify" style:justify-single-word="false"/>
      <style:text-properties fo:font-size="9pt" officeooo:rsid="000b7841" officeooo:paragraph-rsid="000b7841" style:font-size-asian="7.84999990463257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0cb4bb" officeooo:paragraph-rsid="000cb4bb" style:font-size-asian="7.84999990463257pt" style:font-size-complex="9pt"/>
    </style:style>
    <style:style style:name="P7" style:family="paragraph" style:parent-style-name="Standard">
      <style:paragraph-properties fo:text-align="justify" style:justify-single-word="false"/>
      <style:text-properties fo:font-size="9pt" officeooo:rsid="000d83f0" officeooo:paragraph-rsid="000d83f0" style:font-size-asian="7.84999990463257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officeooo:rsid="000e42af" officeooo:paragraph-rsid="000e42af" style:font-size-asian="7.84999990463257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0e6270" officeooo:paragraph-rsid="000e6270" style:font-size-asian="7.84999990463257pt" style:font-size-complex="9pt"/>
    </style:style>
    <style:style style:name="P10" style:family="paragraph" style:parent-style-name="Standard">
      <style:paragraph-properties fo:text-align="justify" style:justify-single-word="false"/>
      <style:text-properties fo:font-size="9pt" officeooo:rsid="000e9483" officeooo:paragraph-rsid="000e9483" style:font-size-asian="7.84999990463257pt" style:font-size-complex="9pt"/>
    </style:style>
    <style:style style:name="P11" style:family="paragraph" style:parent-style-name="Standard">
      <style:paragraph-properties fo:text-align="justify" style:justify-single-word="false"/>
      <style:text-properties fo:color="#9900ff" style:font-name="Courier 10 Pitch" fo:font-size="9pt" officeooo:rsid="000b7841" officeooo:paragraph-rsid="000b7841" style:font-size-asian="7.84999990463257pt" style:font-size-complex="9pt"/>
    </style:style>
    <style:style style:name="P12" style:family="paragraph" style:parent-style-name="Standard">
      <style:paragraph-properties fo:text-align="justify" style:justify-single-word="false"/>
      <style:text-properties fo:color="#9900ff" style:font-name="Courier 10 Pitch" fo:font-size="9pt" officeooo:rsid="000cb4bb" officeooo:paragraph-rsid="000cb4bb" style:font-size-asian="7.84999990463257pt" style:font-size-complex="9pt"/>
    </style:style>
    <style:style style:name="P13" style:family="paragraph" style:parent-style-name="Standard">
      <style:paragraph-properties fo:text-align="justify" style:justify-single-word="false"/>
      <style:text-properties fo:color="#9900ff" style:font-name="Courier 10 Pitch" fo:font-size="9pt" officeooo:rsid="000d83f0" officeooo:paragraph-rsid="000d83f0" style:font-size-asian="7.84999990463257pt" style:font-size-complex="9pt"/>
    </style:style>
    <style:style style:name="P14" style:family="paragraph" style:parent-style-name="Standard">
      <style:paragraph-properties fo:text-align="justify" style:justify-single-word="false"/>
      <style:text-properties fo:color="#9900ff" style:font-name="Courier 10 Pitch" fo:font-size="9pt" officeooo:rsid="000e42af" officeooo:paragraph-rsid="000e42af" style:font-size-asian="7.84999990463257pt" style:font-size-complex="9pt"/>
    </style:style>
    <style:style style:name="P15" style:family="paragraph" style:parent-style-name="Standard">
      <style:paragraph-properties fo:text-align="justify" style:justify-single-word="false"/>
      <style:text-properties fo:color="#9900ff" style:font-name="Courier 10 Pitch" fo:font-size="9pt" officeooo:rsid="000e6270" officeooo:paragraph-rsid="000e6270" style:font-size-asian="7.84999990463257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officeooo:rsid="0009a45b" officeooo:paragraph-rsid="0009a45b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1pt" fo:font-weight="bold" officeooo:rsid="0009a45b" officeooo:paragraph-rsid="000b7841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fo:font-weight="bold" officeooo:rsid="0009a45b" officeooo:paragraph-rsid="000cb4bb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1pt" fo:font-weight="bold" officeooo:rsid="0009a45b" officeooo:paragraph-rsid="0009a45b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1pt" fo:font-weight="bold" officeooo:rsid="000cb4bb" officeooo:paragraph-rsid="000cb4b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1pt" fo:font-weight="bold" officeooo:rsid="000cb4bb" officeooo:paragraph-rsid="000e42a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1pt" fo:font-weight="bold" officeooo:rsid="000e42af" officeooo:paragraph-rsid="000e42af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1pt" fo:font-weight="bold" officeooo:rsid="000e42af" officeooo:paragraph-rsid="000e42af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1pt" fo:font-weight="bold" officeooo:rsid="000e6270" officeooo:paragraph-rsid="000e627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1pt" fo:font-weight="bold" officeooo:rsid="000e9483" officeooo:paragraph-rsid="000e948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09a45b" officeooo:paragraph-rsid="0009a45b" style:font-weight-asian="bold" style:font-weight-complex="bold"/>
    </style:style>
    <style:style style:name="T1" style:family="text">
      <style:text-properties officeooo:rsid="000b7841"/>
    </style:style>
    <style:style style:name="T2" style:family="text">
      <style:text-properties officeooo:rsid="000cb4bb"/>
    </style:style>
    <style:style style:name="T3" style:family="text">
      <style:text-properties officeooo:rsid="000e42af"/>
    </style:style>
    <style:style style:name="T4" style:family="text">
      <style:text-properties fo:color="#9900ff" style:font-name="Courier 10 Pitch"/>
    </style:style>
    <style:style style:name="T5" style:family="text">
      <style:text-properties style:font-name="Courier 10 Pitc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QEFS — работа с EFS-разделом модема</text:p>
      <text:p text:style-name="P1"/>
      <text:p text:style-name="P2"><text:tab/>Программа QEFS предназначена для обработки соержимого раздела EFS. На этом разделе храниятся файлы, с которыми работают DSP-ядра модема, а также NVRAM. Раздел имеет древовидную файловую структуру, практически соответствующую стандарту POSIX — файлы могут быть регулярными файлами, каталогами или специальными файлами (символическими ссылками и псевдофайлами). Каждый файл имеет набор атрибутов, аналогичных атрибутам UNIX (rwx).</text:p>
      <text:p text:style-name="P2">С помощью программы qefs можно манипулировать отдельными файлами (чтение, запись, просмотр, удаление), и можно делать резервную копию всего раздела EFS.</text:p>
      <text:p text:style-name="P2"/>
      <text:p text:style-name="P16">Просмотр дерева каталогов — ключ -ld</text:p>
      <text:p text:style-name="P19"/>
      <text:p text:style-name="P2"><text:tab/>В этом режиме выводится дерево каталогов. <text:span text:style-name="T1">Регулярные файлы в список не включаются. </text:span>Формат команды:</text:p>
      <text:p text:style-name="P2"/>
      <text:p text:style-name="P2">./qefs -ld <text:span text:style-name="T1">[-f]</text:span> [&lt;path&gt;]</text:p>
      <text:p text:style-name="P2"/>
      <text:p text:style-name="P3"><text:span text:style-name="T1">Ключ -f разрешает вывод полного пути к каждому каталогу. Это полезно для случая, когда, например, полный путь к каталогу надо абрать в буфер обмена и использовать в последующих командах. </text:span>Дерево выводится, начиная с указанного в команде пути, или, если путь не указан, то от корня. </text:p>
      <text:p text:style-name="P3">Например:</text:p>
      <text:p text:style-name="P5"/>
      <text:p text:style-name="P11">$ ./qefs -ld nv/</text:p>
      <text:p text:style-name="P11"/>
      <text:p text:style-name="P11">item_files/</text:p>
      <text:p text:style-name="P11"><text:s text:c="3"/>CoreCpu/</text:p>
      <text:p text:style-name="P11"><text:s text:c="6"/>CoreAll/</text:p>
      <text:p text:style-name="P11"><text:s text:c="9"/>Startup/</text:p>
      <text:p text:style-name="P11"><text:s text:c="6"/>Default/</text:p>
      <text:p text:style-name="P11"><text:s text:c="9"/>Fixed/</text:p>
      <text:p text:style-name="P11"><text:s text:c="9"/>Startup/</text:p>
      <text:p text:style-name="P11"><text:s text:c="9"/>qdsp_classic/</text:p>
      <text:p text:style-name="P11"><text:s text:c="3"/>Thin_UI/</text:p>
      <text:p text:style-name="P11"><text:s text:c="3"/>conf/</text:p>
      <text:p text:style-name="P11"><text:s text:c="3"/>gsm/</text:p>
      <text:p text:style-name="P11"><text:s text:c="6"/>gl1/</text:p>
      <text:p text:style-name="P2"/>
      <text:p text:style-name="P2"/>
      <text:p text:style-name="P5">То же самое с ключом -f:</text:p>
      <text:p text:style-name="P5"/>
      <text:p text:style-name="P11">$ ./qefs -ld -f nv/</text:p>
      <text:p text:style-name="P11"/>
      <text:p text:style-name="P11">nv/item_files/</text:p>
      <text:p text:style-name="P11"><text:s text:c="3"/>nv/item_files/CoreCpu/</text:p>
      <text:p text:style-name="P11"><text:s text:c="6"/>nv/item_files/CoreCpu/CoreAll/</text:p>
      <text:p text:style-name="P11"><text:s text:c="9"/>nv/item_files/CoreCpu/CoreAll/Startup/</text:p>
      <text:p text:style-name="P11"><text:s text:c="6"/>nv/item_files/CoreCpu/Default/</text:p>
      <text:p text:style-name="P11"><text:s text:c="9"/>nv/item_files/CoreCpu/Default/Fixed/</text:p>
      <text:p text:style-name="P11"><text:s text:c="9"/>nv/item_files/CoreCpu/Default/Startup/</text:p>
      <text:p text:style-name="P11"><text:s text:c="9"/>nv/item_files/CoreCpu/Default/qdsp_classic/</text:p>
      <text:p text:style-name="P11"><text:s text:c="3"/>nv/item_files/Thin_UI/</text:p>
      <text:p text:style-name="P11"><text:s text:c="3"/>nv/item_files/conf/</text:p>
      <text:p text:style-name="P11"><text:s text:c="3"/>nv/item_files/gsm/</text:p>
      <text:p text:style-name="P11"><text:s text:c="6"/>nv/item_files/gsm/gl1/</text:p>
      <text:p text:style-name="P5"><text:s text:c="3"/></text:p>
      <text:p text:style-name="P5">Каджый следующий уровень вложенности каталога выводится на экран с отступом, таким образом и строится список в виде дерева.</text:p>
      <text:p text:style-name="P5"/>
      <text:p text:style-name="P17">Просмотр дерева <text:span text:style-name="T1">файлов</text:span> — ключ -l<text:span text:style-name="T1">t</text:span></text:p>
      <text:p text:style-name="P3"/>
      <text:p text:style-name="P5"><text:s/></text:p>
      <text:p text:style-name="P5">Этот режим аналогичен предыдущему, но в дерево включаются не только каталоги, но и регулярные файлы. Формат командной строки также аналогичен предыдущему варианту (но вместо ключа -ld указывается -lt). Например:</text:p>
      <text:p text:style-name="P5"/>
      <text:p text:style-name="P11">$ ./qefs -lt nv/</text:p>
      <text:p text:style-name="P11"/>
      <text:p text:style-name="P11">item_files/</text:p>
      <text:p text:style-name="P11"><text:s text:c="3"/>CoreCpu/</text:p>
      <text:p text:style-name="P11"><text:s text:c="6"/>CoreAll/</text:p>
      <text:p text:style-name="P11"><text:soft-page-break/><text:s text:c="9"/>Startup/</text:p>
      <text:p text:style-name="P11"><text:s text:c="12"/>Algorithm.txt</text:p>
      <text:p text:style-name="P11"><text:s text:c="12"/>LogSize.uint</text:p>
      <text:p text:style-name="P11"><text:s text:c="6"/>Default/</text:p>
      <text:p text:style-name="P11"><text:s text:c="9"/>Fixed/</text:p>
      <text:p text:style-name="P11"><text:s text:c="12"/>MIPS.uint</text:p>
      <text:p text:style-name="P11"><text:s text:c="9"/>Startup/</text:p>
      <text:p text:style-name="P11"><text:s text:c="12"/>AVSEnable.uint</text:p>
      <text:p text:style-name="P11"><text:s text:c="12"/>Algorithm.txt</text:p>
      <text:p text:style-name="P11"><text:s text:c="12"/>LogSize.uint</text:p>
      <text:p text:style-name="P11"><text:s text:c="9"/>qdsp_classic/</text:p>
      <text:p text:style-name="P11"><text:s text:c="12"/>HighThresholdBusyPct.uint</text:p>
      <text:p text:style-name="P11"><text:s text:c="12"/>SamplePeriod.uint</text:p>
      <text:p text:style-name="P11"><text:s text:c="3"/>Thin_UI/</text:p>
      <text:p text:style-name="P11"><text:s text:c="6"/>enable_thin_ui_cfg</text:p>
      <text:p text:style-name="P11"><text:s text:c="3"/>conf/</text:p>
      <text:p text:style-name="P11"><text:s text:c="6"/>cgps_me.conf</text:p>
      <text:p text:style-name="P5"/>
      <text:p text:style-name="P5">В конце имен каталогов выводится знак '/', чтобы отличить имя каталога от имени файла.</text:p>
      <text:p text:style-name="P5"/>
      <text:p text:style-name="P17">Просмотр <text:span text:style-name="T1">простого списка файлов</text:span> — ключ -l<text:span text:style-name="T1">l</text:span></text:p>
      <text:p text:style-name="P5"/>
      <text:p text:style-name="P5">В этом режиме выводится <text:span text:style-name="T2">простой список файлов указанного каталога. Формат команды:</text:span></text:p>
      <text:p text:style-name="P5"/>
      <text:p text:style-name="P5">./<text:span text:style-name="T2">qefs -ll [&lt;path&gt;]</text:span></text:p>
      <text:p text:style-name="P5"/>
      <text:p text:style-name="P6">Еcли путь не указан, то выводится содержимое корневого каталога. Например:</text:p>
      <text:p text:style-name="P6"/>
      <text:p text:style-name="P12">$ ./qefs -ll <text:s/></text:p>
      <text:p text:style-name="P12"/>
      <text:p text:style-name="P12">/.efs_private/</text:p>
      <text:p text:style-name="P12">/AUTORUN.FLG</text:p>
      <text:p text:style-name="P12">/CGPS_ME/</text:p>
      <text:p text:style-name="P12">/CGPS_PE/</text:p>
      <text:p text:style-name="P12">/CGPS_SM/</text:p>
      <text:p text:style-name="P12">/NODOWNLOAD.FLG</text:p>
      <text:p text:style-name="P12">/SUPL/</text:p>
      <text:p text:style-name="P12">/UimEfsAPDULog.Txt</text:p>
      <text:p text:style-name="P12">/cert/</text:p>
      <text:p text:style-name="P12">/client-cert/</text:p>
      <text:p text:style-name="P12">/client-key/</text:p>
      <text:p text:style-name="P12">/config</text:p>
      <text:p text:style-name="P6"/>
      <text:p text:style-name="P6">Как и в предыдущих случаях, в<text:span text:style-name="T1"> конце имен каталогов выводится знак '/', чтобы отличить имя каталога от имени файла.</text:span></text:p>
      <text:p text:style-name="P6"/>
      <text:p text:style-name="P18">Просмотр <text:span text:style-name="T1">полного списка файлов</text:span> — ключ -l<text:span text:style-name="T2">f</text:span></text:p>
      <text:p text:style-name="P4"/>
      <text:p text:style-name="P6">В этом режиме выводится полная информация о каждом файле — атрибуты, размер, дата создания. Формат команды:</text:p>
      <text:p text:style-name="P6"/>
      <text:p text:style-name="P6">./qefs -lf [-r] [&lt;path&gt;]</text:p>
      <text:p text:style-name="P6"/>
      <text:p text:style-name="P6">Ключ -r заставляет программу вывести не только содержимое указанного каталога, но и всех входящих в него подкаталогов. Еcли путь не указан, то выводится содержимое корневого каталога. Например:</text:p>
      <text:p text:style-name="P6"/>
      <text:p text:style-name="P12"><text:s/>./qefs -lf nv/item_files/conf</text:p>
      <text:p text:style-name="P12"/>
      <text:p text:style-name="P12"><text:s/>*** Каталог nv/item_files/conf ***</text:p>
      <text:p text:style-name="P12">-rwxrwxrwx <text:s/>0 <text:s text:c="5"/>1375 --------------- cgps_me.conf</text:p>
      <text:p text:style-name="P12">-rwxrwxrwx <text:s/>0 <text:s text:c="6"/>212 --------------- cgps_pdcomms.conf</text:p>
      <text:p text:style-name="P12">Irwxrwxrwx 15 <text:s text:c="7"/>41 01-Jan-70 03:00 w_idle_mode.conf</text:p>
      <text:p text:style-name="P12">-rwxrwxrwx <text:s/>0 <text:s text:c="5"/>3720 --------------- wcdma_csg_efs_1.conf</text:p>
      <text:p text:style-name="P12">-rwxrwxrwx <text:s/>0 <text:s text:c="5"/>3720 --------------- wcdma_csg_efs_2.conf</text:p>
      <text:p text:style-name="P12">-rwxrwxrwx <text:s/>0 <text:s text:c="5"/>3720 --------------- wcdma_csg_efs_3.conf</text:p>
      <text:p text:style-name="P12">-rwxrwxrwx <text:s/>0 <text:s text:c="5"/>3720 --------------- wcdma_csg_efs_4.conf</text:p>
      <text:p text:style-name="P12">-rwxrwxrwx <text:s/>0 <text:s text:c="5"/>3720 --------------- wcdma_csg_efs_5.conf</text:p>
      <text:p text:style-name="P12">-rwxrwxrwx <text:s/>0 <text:s text:c="7"/>54 --------------- wcdma_csg_efs_db.conf</text:p>
      <text:p text:style-name="P12">-rwxrwxrwx <text:s/>0 <text:s text:c="5"/>1170 --------------- wcdma_rrc_external.conf</text:p>
      <text:p text:style-name="P12"><text:soft-page-break/>Irwxrwxrwx 15 <text:s text:c="7"/>43 01-Jan-70 03:00 wl1_atuner.conf</text:p>
      <text:p text:style-name="P12">-rwxrwxrwx <text:s/>0 <text:s text:c="6"/>171 --------------- wl1_cme.conf</text:p>
      <text:p text:style-name="P12">Irwxrwxrwx 15 <text:s text:c="7"/>41 01-Jan-70 03:00 wl1_dc_w2l_mode.conf</text:p>
      <text:p text:style-name="P6"/>
      <text:p text:style-name="P6">Если дата создания файла записана в системе некорректно, то она не выводится (заменяется на знак '-'). Размер файла выводится в байтах.</text:p>
      <text:p text:style-name="P6"/>
      <text:p text:style-name="P20">Просмотр содержимого файла в виде текста — ключ -tt</text:p>
      <text:p text:style-name="P6"/>
      <text:p text:style-name="P6">Любой имеющийся файл можно посмотреть в текстовом виде с помощью ключа -tt. Формат команды:</text:p>
      <text:p text:style-name="P6"/>
      <text:p text:style-name="P6">./qefs -tt &lt;filename&gt;</text:p>
      <text:p text:style-name="P6"/>
      <text:p text:style-name="P6">filename — это полный путь к просматриваемому файлу, начиная от корня (для его получения и предназначен ключ -f в команде -lt). Например:</text:p>
      <text:p text:style-name="P6"/>
      <text:p text:style-name="P13">$ ./qefs -tt /mcfg_debug.log</text:p>
      <text:p text:style-name="P13"/>
      <text:p text:style-name="P13">:Log:Modem Config task-START</text:p>
      <text:p text:style-name="P13">:Err:mcfg_efs_read_config_map: Unable to open MCFG Image file (1002)</text:p>
      <text:p text:style-name="P13">:Log:mcfg_efs_read_factory_config_map: factory config doesn't exist</text:p>
      <text:p text:style-name="P13">:Err:mcfg_efs_read_config_map: Unable to open MCFG Image file (1002)</text:p>
      <text:p text:style-name="P13">:Log:mcfg_efs_read_factory_config_map: factory config doesn't exist</text:p>
      <text:p text:style-name="P13">:Log:mcfg_efs_print_map: type 0 active 0 pending 0</text:p>
      <text:p text:style-name="P13">:Log:mcfg_efs_print_map: type 1 active 0 pending 0</text:p>
      <text:p text:style-name="P13">:Log:==== <text:s/>Starting modem_cfg_process ==== </text:p>
      <text:p text:style-name="P13">:Log:modem_cfg_load_and_auth_mcfg 5 - mcfg_load_status=1</text:p>
      <text:p text:style-name="P13">:Err:mcfg_load_and_auth_seg fail for cfg type 0, status = 1</text:p>
      <text:p text:style-name="P13">:Log:modem_cfg_load_and_auth_mcfg 5 - mcfg_load_status=1</text:p>
      <text:p text:style-name="P13">:Err:mcfg_load_and_auth_seg fail for cfg type 1, status = 1</text:p>
      <text:p text:style-name="P13">:Err:Modem Config Processing Error 0x1</text:p>
      <text:p text:style-name="P13">:Log:Modem Config Processing -DONE</text:p>
      <text:p text:style-name="P7"/>
      <text:p text:style-name="P8">Обратите внимание, что при попытке просмотра в этом режиме нетекстовых файлов, на экран будет выведен неопределенный мусор, который потенциально может нарушить работу консоли (за счет интерпретации этого мусора как управляющих символов).</text:p>
      <text:p text:style-name="P8"/>
      <text:p text:style-name="P21">Просмотр содержимого файла в виде <text:span text:style-name="T3">дампа</text:span> — ключ -t<text:span text:style-name="T3">d</text:span></text:p>
      <text:p text:style-name="P22"/>
      <text:p text:style-name="P8">В отличие от предыдущего режима, по команде -td можно посмотреть содержимое абсолютно любого файла. Файл выводится на экран в виде канонического дампа (hex+ascii). Например:</text:p>
      <text:p text:style-name="P8"/>
      <text:p text:style-name="P14">$ ./qefs -td /config</text:p>
      <text:p text:style-name="P14">00000000: 12 34 56 78 7f 01 00 00 bf 4f 00 00 3c d9 5c 78 <text:s/>*.4Vx^?....O..&lt;.\x*</text:p>
      <text:p text:style-name="P14">00000010: 01 00 00 00 70 01 00 00 20 08 08 18 03 00 00 00 <text:s/>*....p... .......*</text:p>
      <text:p text:style-name="P14">00000020: 42 44 5f 4d 54 53 38 33 30 46 54 56 31 2e 30 2e <text:s/>*BD_MTS830FTV1.0.*</text:p>
      <text:p text:style-name="P14">00000030: 30 42 30 31 00 00 00 00 00 00 00 00 00 00 00 00 <text:s/>*0B01............*</text:p>
      <text:p text:style-name="P14">00000040: 38 33 30 46 54 00 00 00 00 00 00 00 00 00 00 00 <text:s/>*830FT...........*</text:p>
      <text:p text:style-name="P14">00000050: 00 00 00 00 00 00 00 00 00 00 00 00 00 00 00 00 <text:s/>*................*</text:p>
      <text:p text:style-name="P14">00000060: 38 33 30 46 54 2d 31 2e 30 2e 30 00 00 00 00 00 <text:s/>*830FT-1.0.0.....*</text:p>
      <text:p text:style-name="P14">00000070: 00 00 00 00 00 00 00 00 00 00 00 00 00 00 00 00 <text:s/>*................*</text:p>
      <text:p text:style-name="P14">00000080: 5a 54 45 20 43 4f 52 50 4f 52 41 54 49 4f 4e 00 <text:s/>*ZTE CORPORATION.*</text:p>
      <text:p text:style-name="P14">00000090: 00 00 00 00 00 00 00 00 00 00 00 00 00 00 00 00 <text:s/>*................*</text:p>
      <text:p text:style-name="P14">000000a0: 50 43 57 5f 4d 54 53 52 55 53 48 49 56 31 2e 30 <text:s/>*PCW_MTSRUSHIV1.0*</text:p>
      <text:p text:style-name="P14">000000b0: 2e 30 42 30 32 00 00 00 00 00 00 00 00 00 00 00 <text:s/>*.0B02...........*</text:p>
      <text:p text:style-name="P14"/>
      <text:p text:style-name="P23">Чтение файла из EFS в локальный файл — ключ -gf.</text:p>
      <text:p text:style-name="P8"/>
      <text:p text:style-name="P8">Эта команда читает указанный файл из EFS и сохраняет его локальную копию в текущий каталог. Формат комнды:</text:p>
      <text:p text:style-name="P8"/>
      <text:p text:style-name="P8">./qefs -gf &lt;filename&gt;</text:p>
      <text:p text:style-name="P8"/>
      <text:p text:style-name="P8">filename — это полный путь к файлу от корня. В результате в текущем каталоге будет сохранена копия этого файла. Например:</text:p>
      <text:p text:style-name="P8"/>
      <text:p text:style-name="P9"><text:span text:style-name="T5"><text:s/></text:span><text:span text:style-name="T4">$ ./qefs -gf /config</text:span></text:p>
      <text:p text:style-name="P15"><text:s/>$ ls -l config</text:p>
      <text:p text:style-name="P15"><text:soft-page-break/>-rw-rw-r-- 1 forth32 forth32 20415 дек. <text:s text:c="2"/>1 08:02 config</text:p>
      <text:p text:style-name="P9"/>
      <text:p text:style-name="P24">Запись локального файла в EFS — ключ -wf </text:p>
      <text:p text:style-name="P9"/>
      <text:p text:style-name="P9">Команда -wf записывает локальный файл в EFS модема по указаному пути. Формат команды:</text:p>
      <text:p text:style-name="P9"/>
      <text:p text:style-name="P9">./qefs -wf &lt;localfile&gt; &lt;path&gt;</text:p>
      <text:p text:style-name="P9"/>
      <text:p text:style-name="P9">localfile — путь к локальному файлу и его имя. Файл может находиться где угодно в файловой системе.</text:p>
      <text:p text:style-name="P9">Path — путь в EFS для сохранения файла. Имя файла будет аналогично локальному имени. Например:</text:p>
      <text:p text:style-name="P9"/>
      <text:p text:style-name="P15"><text:s/>$ ./qefs -wf m823x/config /</text:p>
      <text:p text:style-name="P15"/>
      <text:p text:style-name="P9">В этом примере локальный файл 823x/config будет записан в корень EFS под именем config.</text:p>
      <text:p text:style-name="P9"/>
      <text:p text:style-name="P24">Удаление файла из EFS — ключ -ef</text:p>
      <text:p text:style-name="P9"/>
      <text:p text:style-name="P9">По команде -ef указанный файл удаляется из раздела EFS. Формат команды:</text:p>
      <text:p text:style-name="P9"/>
      <text:p text:style-name="P9">./qefs -ef &lt;filename&gt;</text:p>
      <text:p text:style-name="P9"/>
      <text:p text:style-name="P9">filename — полный путь и имя удаляемого файла. Например:</text:p>
      <text:p text:style-name="P9"/>
      <text:p text:style-name="P15"><text:s/>$ ./qefs -ef config</text:p>
      <text:p text:style-name="P9"/>
      <text:p text:style-name="P9">Эта команда удаляет файл config из корня файловой системы EFS.</text:p>
      <text:p text:style-name="P9"/>
      <text:p text:style-name="P25">Создание резервной копии EFS — ключ -be</text:p>
      <text:p text:style-name="P25"/>
      <text:p text:style-name="P10">С помощью ключа -be можно создать файл, содержащий точную копию (backup) раздела EFS. Полученный файл efs.mbn имеет такой же формат, как и аналогичный файл, получаемый с помощью QPST (в режиме backup EFS). Такой же формат имеют и файлы efs.mbn, идущие в составе пакетов обновлений прошивок. Записать файл обратно в модем можно с помощью загрузчика-программатора xNPRG в режиме записи разделов, под управлением утилиты qwflash или того же QPST.</text:p>
      <text:p text:style-name="P10">В принципе, лучших результатов по сохранению EFS можно достичь, сняв точный образ раздела EFS с помощью утилиты qrflash (обратно такой образ записывается с помощью утилиты qwdirect). Тем не менее, файл efs.mbn является официальным <text:s/>кваллкомовским средством сохранения-восстановления EFS, поэтому поддержка его включена в данную утилиту.</text:p>
      <text:p text:style-name="P10">Формат команды:</text:p>
      <text:p text:style-name="P10"/>
      <text:p text:style-name="P10">./qefs -bn [-o file]</text:p>
      <text:p text:style-name="P10"/>
      <text:p text:style-name="P10">C помощью ключа -о можно задать имя выходного файла, отличное от efs.mb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6:40:32.874978575</meta:creation-date>
    <dc:date>2015-12-01T12:01:00.886723453</dc:date>
    <meta:editing-duration>PT4H1M24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4" meta:paragraph-count="161" meta:word-count="1219" meta:character-count="8855" meta:non-whitespace-character-count="7362"/>
  </office:meta>
</office:document-meta>
</file>